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6A677315EE7362949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848cm" fo:min-width="10.352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gr5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0.848cm" fo:min-width="4.959cm"/>
    </style:style>
    <style:style style:name="gr8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gr9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131cm" fo:min-width="11.292cm"/>
    </style:style>
    <style:style style:name="gr1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0.848cm" fo:min-width="4.959cm"/>
    </style:style>
    <style:style style:name="gr12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Lato Medium" fo:font-size="32pt" fo:font-weight="bold"/>
    </style:style>
    <style:style style:name="P3" style:family="paragraph">
      <loext:graphic-properties draw:fill="none" draw:fill-color="#ffffff"/>
      <style:paragraph-properties fo:text-align="center"/>
      <style:text-properties style:font-name="Lato Medium" fo:font-size="24pt"/>
    </style:style>
    <style:style style:name="P4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color="#009688" style:font-name="Lato Medium" fo:font-size="32pt" fo:font-weight="bold" style:font-size-asian="32pt" style:font-size-complex="32pt"/>
    </style:style>
    <style:style style:name="T2" style:family="text">
      <style:text-properties fo:color="#009688" style:font-name="Lato Medium" fo:font-size="24pt" style:font-size-asian="32pt" style:font-size-complex="32pt"/>
    </style:style>
    <style:style style:name="T3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792cm" svg:height="1.381cm" svg:x="4.604cm" svg:y="3.501cm">
          <draw:text-box>
            <text:p><text:span text:style-name="T1">MBSR 8-</text:span><text:span text:style-name="T1">Wochen-</text:span><text:span text:style-name="T1">Kurs</text:span></text:p>
          </draw:text-box>
        </draw:frame>
        <draw:frame draw:style-name="gr3" draw:text-style-name="P3" draw:layer="layout" svg:width="10.852cm" svg:height="1.098cm" svg:x="5.074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1.376cm" svg:height="3.639cm" svg:x="4.812cm" svg:y="24.558cm">
          <draw:text-box>
            <text:p text:style-name="P1"><text:span text:style-name="T3">Michael Zimmermann</text:span><text:span text:style-name="T2"><text:line-break/></text:span><text:span text:style-name="T2">MBSR-Trainer (in </text:span><text:span text:style-name="T2">Ausbildung)</text:span><text:span text:style-name="T2"><text:line-break/></text:span><text:span text:style-name="T2"><text:line-break/></text:span><text:span text:style-name="T2">https://mbsr.ml-zn.de</text:span></text:p>
          </draw:text-box>
        </draw:frame>
      </draw:page>
      <draw:page draw:name="page2" draw:style-name="dp1" draw:master-page-name="Standard">
        <draw:frame draw:style-name="gr5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6" draw:text-style-name="P2" draw:layer="layout" svg:width="11.792cm" svg:height="1.381cm" svg:x="4.604cm" svg:y="3.501cm">
          <draw:text-box>
            <text:p><text:span text:style-name="T1">MBSR 8-</text:span><text:span text:style-name="T1">Wochen-</text:span><text:span text:style-name="T1">Kurs</text:span></text:p>
          </draw:text-box>
        </draw:frame>
        <draw:frame draw:style-name="gr7" draw:text-style-name="P3" draw:layer="layout" svg:width="10.48cm" svg:height="1.098cm" svg:x="5.26cm" svg:y="5.902cm">
          <draw:text-box>
            <text:p text:style-name="P1"><text:span text:style-name="T2">Kursunterla</text:span><text:span text:style-name="T2">gen </text:span><text:span text:style-name="T2">Teilnehmer</text:span></text:p>
          </draw:text-box>
        </draw:frame>
        <draw:frame draw:style-name="gr8" draw:text-style-name="P4" draw:layer="layout" svg:width="11.376cm" svg:height="3.639cm" svg:x="4.812cm" svg:y="24.558cm">
          <draw:text-box>
            <text:p text:style-name="P1"><text:span text:style-name="T3">Michael </text:span><text:span text:style-name="T3">Zimmerman</text:span><text:span text:style-name="T3">n</text:span><text:span text:style-name="T2"><text:line-break/></text:span><text:span text:style-name="T2">MBSR-</text:span><text:span text:style-name="T2">Trainer (in </text:span><text:span text:style-name="T2">Ausbildung)</text:span><text:span text:style-name="T2"><text:line-break/></text:span><text:span text:style-name="T2"><text:line-break/></text:span><text:span text:style-name="T2">https://mbsr</text:span><text:span text:style-name="T2">.ml-zn.de</text:span></text:p>
          </draw:text-box>
        </draw:frame>
      </draw:page>
      <draw:page draw:name="page3" draw:style-name="dp1" draw:master-page-name="Standard">
        <draw:frame draw:style-name="gr9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0" draw:text-style-name="P2" draw:layer="layout" svg:width="11.792cm" svg:height="1.381cm" svg:x="4.604cm" svg:y="3.501cm">
          <draw:text-box>
            <text:p><text:span text:style-name="T1">MBSR 8-</text:span><text:span text:style-name="T1">Wochen-</text:span><text:span text:style-name="T1">Kurs</text:span></text:p>
          </draw:text-box>
        </draw:frame>
        <draw:frame draw:style-name="gr11" draw:text-style-name="P3" draw:layer="layout" svg:width="7.792cm" svg:height="1.098cm" svg:x="6.604cm" svg:y="5.902cm">
          <draw:text-box>
            <text:p text:style-name="P1"><text:span text:style-name="T2">Leitfaden </text:span><text:span text:style-name="T2">Kursleiter</text:span></text:p>
          </draw:text-box>
        </draw:frame>
        <draw:frame draw:style-name="gr12" draw:text-style-name="P4" draw:layer="layout" svg:width="11.376cm" svg:height="3.639cm" svg:x="4.812cm" svg:y="24.558cm">
          <draw:text-box>
            <text:p text:style-name="P1"><text:span text:style-name="T3">Michael </text:span><text:span text:style-name="T3">Zimmerman</text:span><text:span text:style-name="T3">n</text:span><text:span text:style-name="T2"><text:line-break/></text:span><text:span text:style-name="T2">MBSR-</text:span><text:span text:style-name="T2">Trainer (in </text:span><text:span text:style-name="T2">Ausbildung)</text:span><text:span text:style-name="T2"><text:line-break/></text:span><text:span text:style-name="T2"><text:line-break/></text:span><text:span text:style-name="T2">https://mbsr</text:span><text:span text:style-name="T2">.ml-zn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20:46:32.128088752</meta:creation-date>
    <dc:date>2018-12-09T14:41:05.762386316</dc:date>
    <meta:editing-duration>PT1H31M58S</meta:editing-duration>
    <meta:editing-cycles>15</meta:editing-cycles>
    <meta:generator>LibreOffice/6.1.2.1$Linux_X86_64 LibreOffice_project/10$Build-1</meta:generator>
    <meta:document-statistic meta:object-count="12"/>
  </office:meta>
</office:document-meta>
</file>